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5000000032092731ABEA7F9EA9F.png" manifest:media-type="image/png"/>
  <manifest:file-entry manifest:full-path="Pictures/100000000000050000000320213ED30DE4A5A5E5.png" manifest:media-type="image/png"/>
  <manifest:file-entry manifest:full-path="Pictures/100000000000050000000320281EBEAD396B5099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-0.185cm" svg:y="-1.244cm" svg:width="7.923cm" svg:height="4.951cm" draw:z-index="0"><draw:image xlink:href="Pictures/100000000000050000000320281EBEAD396B5099.png" xlink:type="simple" xlink:show="embed" xlink:actuate="onLoad"/></draw:frame><draw:frame draw:style-name="fr2" draw:name="Imagen2" text:anchor-type="paragraph" svg:x="-1.879cm" svg:y="14.947cm" svg:width="8.902cm" svg:height="5.563cm" draw:z-index="1"><draw:image xlink:href="Pictures/100000000000050000000320213ED30DE4A5A5E5.png" xlink:type="simple" xlink:show="embed" xlink:actuate="onLoad"/></draw:frame><draw:frame draw:style-name="fr2" draw:name="Imagen3" text:anchor-type="paragraph" svg:x="-0.259cm" svg:y="4.339cm" svg:width="11.758cm" svg:height="7.348cm" draw:z-index="2"><draw:image xlink:href="Pictures/10000000000005000000032092731ABEA7F9EA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20:14:47.518644831</meta:creation-date>
    <meta:editing-duration>PT2M6S</meta:editing-duration>
    <meta:editing-cycles>2</meta:editing-cycles>
    <meta:generator>LibreOffice/5.1.6.2$Linux_x86 LibreOffice_project/10m0$Build-2</meta:generator>
    <dc:date>2017-09-30T20:16:50.889674588</dc:date>
    <meta:document-statistic meta:table-count="0" meta:image-count="3" meta:object-count="0" meta:page-count="1" meta:paragraph-count="0" meta:word-count="0" meta:character-count="0" meta:non-whitespace-character-count="0"/>
  </office:meta>
</office:document-meta>
</file>